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48a" officeooo:paragraph-rsid="0019e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reate a branch properly with SVN</text:p>
      <text:p text:style-name="P1"/>
      <text:p text:style-name="P1">After a trunk has been created, you can right click and go to SVN → Branch/tag. <text:s/>You can then configure which update you want your branch to start with, you should make <text:s/>a PHYSICAL note of this. <text:s/>You should also regular have files from the trunk merged into your branch folder, continue to make a PHYSICAL note of this update number. <text:s/>This will help when you merge your branches folder into the tru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4:56:18.882000000</meta:creation-date>
    <dc:date>2015-01-17T15:01:34.574000000</dc:date>
    <meta:editing-duration>PT5M15S</meta:editing-duration>
    <meta:editing-cycles>1</meta:editing-cycles>
    <meta:document-statistic meta:table-count="0" meta:image-count="0" meta:object-count="0" meta:page-count="1" meta:paragraph-count="2" meta:word-count="81" meta:character-count="441" meta:non-whitespace-character-count="358"/>
    <meta:generator>LibreOffice/4.3.5.2$Windows_x86 LibreOffice_project/3a87456aaa6a95c63eea1c1b3201acedf0751bd5</meta:generator>
  </office:meta>
</office:document-meta>
</file>